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5.65052414" calcext:value-type="float">
            <text:p>45,65052414</text:p>
          </table:table-cell>
          <table:table-cell office:value-type="float" office:value="7.894821332E-027" calcext:value-type="float">
            <text:p>7,89E-027</text:p>
          </table:table-cell>
          <table:table-cell office:value-type="float" office:value="4.088095665" calcext:value-type="float">
            <text:p>4,08809566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8.57148743" calcext:value-type="float">
            <text:p>48,57148743</text:p>
          </table:table-cell>
          <table:table-cell office:value-type="float" office:value="1.205915257E-026" calcext:value-type="float">
            <text:p>1,21E-026</text:p>
          </table:table-cell>
          <table:table-cell office:value-type="float" office:value="4.110748291" calcext:value-type="float">
            <text:p>4,110748291</text:p>
          </table:table-cell>
          <table:table-cell table:style-name="ce2" table:formula="of:=([.E3]-[.E2])/[.E2]" office:value-type="float" office:value="0.00554111935147197" calcext:value-type="float">
            <text:p>0,005541119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0246" calcext:value-type="float">
            <text:p>70246</text:p>
          </table:table-cell>
          <table:table-cell office:value-type="float" office:value="53.61997986" calcext:value-type="float">
            <text:p>53,61997986</text:p>
          </table:table-cell>
          <table:table-cell office:value-type="float" office:value="2.668300075E-021" calcext:value-type="float">
            <text:p>2,67E-021</text:p>
          </table:table-cell>
          <table:table-cell office:value-type="float" office:value="2.897064686" calcext:value-type="float">
            <text:p>2,897064686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0246" calcext:value-type="float">
            <text:p>70246</text:p>
          </table:table-cell>
          <table:table-cell office:value-type="float" office:value="51.69969559" calcext:value-type="float">
            <text:p>51,69969559</text:p>
          </table:table-cell>
          <table:table-cell office:value-type="float" office:value="7.105208428E-021" calcext:value-type="float">
            <text:p>7,11E-021</text:p>
          </table:table-cell>
          <table:table-cell office:value-type="float" office:value="2.904953718" calcext:value-type="float">
            <text:p>2,904953718</text:p>
          </table:table-cell>
          <table:table-cell table:formula="of:=([.E5]-[.E4])/[.E4]" office:value-type="float" office:value="0.00272311213419678" calcext:value-type="float">
            <text:p>0,002723112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970" calcext:value-type="float">
            <text:p>70970</text:p>
          </table:table-cell>
          <table:table-cell office:value-type="float" office:value="52.37643051" calcext:value-type="float">
            <text:p>52,37643051</text:p>
          </table:table-cell>
          <table:table-cell office:value-type="float" office:value="3.02603451E-018" calcext:value-type="float">
            <text:p>3,03E-018</text:p>
          </table:table-cell>
          <table:table-cell office:value-type="float" office:value="2.347950697" calcext:value-type="float">
            <text:p>2,347950697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970" calcext:value-type="float">
            <text:p>70970</text:p>
          </table:table-cell>
          <table:table-cell office:value-type="float" office:value="52.05022049" calcext:value-type="float">
            <text:p>52,05022049</text:p>
          </table:table-cell>
          <table:table-cell office:value-type="float" office:value="4.913095497E-018" calcext:value-type="float">
            <text:p>4,91E-018</text:p>
          </table:table-cell>
          <table:table-cell office:value-type="float" office:value="2.352336407" calcext:value-type="float">
            <text:p>2,352336407</text:p>
          </table:table-cell>
          <table:table-cell table:style-name="ce3" table:formula="of:=([.E7]-[.E6])/[.E6]" office:value-type="float" office:value="0.00186788845507015" calcext:value-type="float">
            <text:p>0,001867888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1362" calcext:value-type="float">
            <text:p>71362</text:p>
          </table:table-cell>
          <table:table-cell office:value-type="float" office:value="52.25967789" calcext:value-type="float">
            <text:p>52,25967789</text:p>
          </table:table-cell>
          <table:table-cell office:value-type="float" office:value="7.4390928E-016" calcext:value-type="float">
            <text:p>7,44E-016</text:p>
          </table:table-cell>
          <table:table-cell office:value-type="float" office:value="2.013847589" calcext:value-type="float">
            <text:p>2,013847589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1362" calcext:value-type="float">
            <text:p>71362</text:p>
          </table:table-cell>
          <table:table-cell office:value-type="float" office:value="52.69564056" calcext:value-type="float">
            <text:p>52,69564056</text:p>
          </table:table-cell>
          <table:table-cell office:value-type="float" office:value="2.006121104E-017" calcext:value-type="float">
            <text:p>2,01E-017</text:p>
          </table:table-cell>
          <table:table-cell office:value-type="float" office:value="2.016238213" calcext:value-type="float">
            <text:p>2,016238213</text:p>
          </table:table-cell>
          <table:table-cell table:style-name="ce3" table:formula="of:=([.E9]-[.E8])/[.E8]" office:value-type="float" office:value="0.00118709281330812" calcext:value-type="float">
            <text:p>0,001187092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1802" calcext:value-type="float">
            <text:p>71802</text:p>
          </table:table-cell>
          <table:table-cell office:value-type="float" office:value="52.77753067" calcext:value-type="float">
            <text:p>52,77753067</text:p>
          </table:table-cell>
          <table:table-cell office:value-type="float" office:value="0.00000000000008431381542" calcext:value-type="float">
            <text:p>8,43E-014</text:p>
          </table:table-cell>
          <table:table-cell office:value-type="float" office:value="1.779426098" calcext:value-type="float">
            <text:p>1,779426098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1802" calcext:value-type="float">
            <text:p>71802</text:p>
          </table:table-cell>
          <table:table-cell office:value-type="float" office:value="52.94124603" calcext:value-type="float">
            <text:p>52,94124603</text:p>
          </table:table-cell>
          <table:table-cell office:value-type="float" office:value="0.00000000000005195991139" calcext:value-type="float">
            <text:p>5,20E-014</text:p>
          </table:table-cell>
          <table:table-cell office:value-type="float" office:value="1.781226516" calcext:value-type="float">
            <text:p>1,781226516</text:p>
          </table:table-cell>
          <table:table-cell table:style-name="ce3" table:formula="of:=([.E11]-[.E10])/[.E10]" office:value-type="float" office:value="0.00101179700692463" calcext:value-type="float">
            <text:p>0,00101179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2085" calcext:value-type="float">
            <text:p>72085</text:p>
          </table:table-cell>
          <table:table-cell office:value-type="float" office:value="52.95600891" calcext:value-type="float">
            <text:p>52,95600891</text:p>
          </table:table-cell>
          <table:table-cell office:value-type="float" office:value="0.0000000000001876348198" calcext:value-type="float">
            <text:p>1,88E-013</text:p>
          </table:table-cell>
          <table:table-cell office:value-type="float" office:value="1.599593282" calcext:value-type="float">
            <text:p>1,599593282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2085" calcext:value-type="float">
            <text:p>72085</text:p>
          </table:table-cell>
          <table:table-cell office:value-type="float" office:value="53.10674286" calcext:value-type="float">
            <text:p>53,10674286</text:p>
          </table:table-cell>
          <table:table-cell office:value-type="float" office:value="0.0000000000004332191615" calcext:value-type="float">
            <text:p>4,33E-013</text:p>
          </table:table-cell>
          <table:table-cell office:value-type="float" office:value="1.600764275" calcext:value-type="float">
            <text:p>1,600764275</text:p>
          </table:table-cell>
          <table:table-cell table:formula="of:=([.E13]-[.E12])/[.E12]" office:value-type="float" office:value="0.000732056712901285" calcext:value-type="float">
            <text:p>0,000732056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2262" calcext:value-type="float">
            <text:p>72262</text:p>
          </table:table-cell>
          <table:table-cell office:value-type="float" office:value="50.96537781" calcext:value-type="float">
            <text:p>50,96537781</text:p>
          </table:table-cell>
          <table:table-cell office:value-type="float" office:value="0.000000000005304825156" calcext:value-type="float">
            <text:p>5,30E-012</text:p>
          </table:table-cell>
          <table:table-cell office:value-type="float" office:value="1.457489133" calcext:value-type="float">
            <text:p>1,457489133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2262" calcext:value-type="float">
            <text:p>72262</text:p>
          </table:table-cell>
          <table:table-cell office:value-type="float" office:value="51.48687744" calcext:value-type="float">
            <text:p>51,48687744</text:p>
          </table:table-cell>
          <table:table-cell office:value-type="float" office:value="0.000000000004115382948" calcext:value-type="float">
            <text:p>4,12E-012</text:p>
          </table:table-cell>
          <table:table-cell office:value-type="float" office:value="1.458286643" calcext:value-type="float">
            <text:p>1,458286643</text:p>
          </table:table-cell>
          <table:table-cell table:formula="of:=([.E15]-[.E14])/[.E14]" office:value-type="float" office:value="0.000547180752118819" calcext:value-type="float">
            <text:p>0,000547180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2408" calcext:value-type="float">
            <text:p>72408</text:p>
          </table:table-cell>
          <table:table-cell office:value-type="float" office:value="63.32836533" calcext:value-type="float">
            <text:p>63,32836533</text:p>
          </table:table-cell>
          <table:table-cell office:value-type="float" office:value="0.00000000002293989651" calcext:value-type="float">
            <text:p>2,29E-011</text:p>
          </table:table-cell>
          <table:table-cell office:value-type="float" office:value="1.342483044" calcext:value-type="float">
            <text:p>1,342483044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2408" calcext:value-type="float">
            <text:p>72408</text:p>
          </table:table-cell>
          <table:table-cell office:value-type="float" office:value="69.0371933" calcext:value-type="float">
            <text:p>69,0371933</text:p>
          </table:table-cell>
          <table:table-cell office:value-type="float" office:value="0.00000000001292633969" calcext:value-type="float">
            <text:p>1,29E-011</text:p>
          </table:table-cell>
          <table:table-cell office:value-type="float" office:value="1.343273878" calcext:value-type="float">
            <text:p>1,343273878</text:p>
          </table:table-cell>
          <table:table-cell table:formula="of:=([.E17]-[.E16])/[.E16]" office:value-type="float" office:value="0.000589083045431759" calcext:value-type="float">
            <text:p>0,00058908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2545" calcext:value-type="float">
            <text:p>72545</text:p>
          </table:table-cell>
          <table:table-cell office:value-type="float" office:value="67.49170685" calcext:value-type="float">
            <text:p>67,49170685</text:p>
          </table:table-cell>
          <table:table-cell office:value-type="float" office:value="0.00000000003685622987" calcext:value-type="float">
            <text:p>3,69E-011</text:p>
          </table:table-cell>
          <table:table-cell office:value-type="float" office:value="1.245911002" calcext:value-type="float">
            <text:p>1,245911002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2545" calcext:value-type="float">
            <text:p>72545</text:p>
          </table:table-cell>
          <table:table-cell office:value-type="float" office:value="68.59819794" calcext:value-type="float">
            <text:p>68,59819794</text:p>
          </table:table-cell>
          <table:table-cell office:value-type="float" office:value="0.00000000027796071" calcext:value-type="float">
            <text:p>2,78E-010</text:p>
          </table:table-cell>
          <table:table-cell office:value-type="float" office:value="1.246459603" calcext:value-type="float">
            <text:p>1,246459603</text:p>
          </table:table-cell>
          <table:table-cell table:style-name="ce3" table:formula="of:=([.E19]-[.E18])/[.E18]" office:value-type="float" office:value="0.000440321177932725" calcext:value-type="float">
            <text:p>0,000440321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714" calcext:value-type="float">
            <text:p>72714</text:p>
          </table:table-cell>
          <table:table-cell office:value-type="float" office:value="91.34487915" calcext:value-type="float">
            <text:p>91,34487915</text:p>
          </table:table-cell>
          <table:table-cell office:value-type="float" office:value="0.0000000008671667828" calcext:value-type="float">
            <text:p>8,67E-010</text:p>
          </table:table-cell>
          <table:table-cell office:value-type="float" office:value="1.162132978" calcext:value-type="float">
            <text:p>1,162132978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714" calcext:value-type="float">
            <text:p>72714</text:p>
          </table:table-cell>
          <table:table-cell office:value-type="float" office:value="104.2572098" calcext:value-type="float">
            <text:p>104,2572098</text:p>
          </table:table-cell>
          <table:table-cell office:value-type="float" office:value="0.000000001370908498" calcext:value-type="float">
            <text:p>1,37E-009</text:p>
          </table:table-cell>
          <table:table-cell office:value-type="float" office:value="1.162890911" calcext:value-type="float">
            <text:p>1,162890911</text:p>
          </table:table-cell>
          <table:table-cell table:style-name="ce3" table:formula="of:=([.E21]-[.E20])/[.E20]" office:value-type="float" office:value="0.000652191284773991" calcext:value-type="float">
            <text:p>0,000652191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2892" calcext:value-type="float">
            <text:p>72892</text:p>
          </table:table-cell>
          <table:table-cell office:value-type="float" office:value="104.0879822" calcext:value-type="float">
            <text:p>104,0879822</text:p>
          </table:table-cell>
          <table:table-cell office:value-type="float" office:value="0.0000000006676910136" calcext:value-type="float">
            <text:p>6,68E-010</text:p>
          </table:table-cell>
          <table:table-cell office:value-type="float" office:value="1.089561224" calcext:value-type="float">
            <text:p>1,089561224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152918427341302" calcext:value-type="float">
            <text:p>0,00152918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6T11:06:24.227277712</dc:date>
    <meta:document-statistic meta:table-count="1" meta:cell-count="121" meta:object-count="0"/>
    <meta:generator>LibreOffice/4.1.4.2$Linux_X86_64 LibreOffice_project/410m0$Build-2</meta:generator>
  </office:meta>
</office:document-meta>
</file>